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1in"/>
    </style:style>
    <style:style style:name="co2" style:family="table-column">
      <style:table-column-properties fo:break-before="auto" style:column-width="1.8992in"/>
    </style:style>
    <style:style style:name="co3" style:family="table-column">
      <style:table-column-properties fo:break-before="auto" style:column-width="1.97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office:value-type="string">
            <text:p>Año</text:p>
          </table:table-cell>
          <table:table-cell office:value-type="string">
            <text:p>Entidades Federativas</text:p>
          </table:table-cell>
          <table:table-cell office:value-type="string">
            <text:p>Solicitudes Recibidas</text:p>
          </table:table-cell>
          <table:table-cell office:value-type="string">
            <text:p>Activos con Consumos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AJA CALIFORNIA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AJA CALIFORNIA SUR</text:p>
          </table:table-cell>
          <table:table-cell table:number-columns-repeated="2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AMPECHE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HIAPAS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OLIMA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JALISCO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AYARIT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OAXACA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QUINTANA ROO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INALOA</text:p>
          </table:table-cell>
          <table:table-cell office:value-type="float" office:value="766">
            <text:p>766</text:p>
          </table:table-cell>
          <table:table-cell office:value-type="float" office:value="750">
            <text:p>750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ONORA</text:p>
          </table:table-cell>
          <table:table-cell office:value-type="float" office:value="351">
            <text:p>351</text:p>
          </table:table-cell>
          <table:table-cell office:value-type="float" office:value="339">
            <text:p>339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TABASCO</text:p>
          </table:table-cell>
          <table:table-cell table:number-columns-repeated="2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TAMAULIPAS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VERACRUZ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table:number-columns-repeated="1020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YUCATAN</text:p>
          </table:table-cell>
          <table:table-cell office:value-type="float" office:value="409">
            <text:p>409</text:p>
          </table:table-cell>
          <table:table-cell office:value-type="float" office:value="336">
            <text:p>336</text:p>
          </table:table-cell>
          <table:table-cell table:number-columns-repeated="1020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BAJA CALIFORNIA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BAJA CALIFORNIA SUR</text:p>
          </table:table-cell>
          <table:table-cell table:number-columns-repeated="2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CAMPECHE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CHIAPAS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COLIMA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JALISCO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NAYARIT</text:p>
          </table:table-cell>
          <table:table-cell table:number-columns-repeated="2" office:value-type="float" office:value="31">
            <text:p>31</text:p>
          </table:table-cell>
          <table:table-cell table:number-columns-repeated="1020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OAXACA</text:p>
          </table:table-cell>
          <table:table-cell table:number-columns-repeated="2" office:value-type="float" office:value="34">
            <text:p>34</text:p>
          </table:table-cell>
          <table:table-cell table:number-columns-repeated="1020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QUINTANA ROO</text:p>
          </table:table-cell>
          <table:table-cell office:value-type="float" office:value="804">
            <text:p>804</text:p>
          </table:table-cell>
          <table:table-cell office:value-type="float" office:value="789">
            <text:p>789</text:p>
          </table:table-cell>
          <table:table-cell table:number-columns-repeated="1020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SINALOA</text:p>
          </table:table-cell>
          <table:table-cell office:value-type="float" office:value="364">
            <text:p>364</text:p>
          </table:table-cell>
          <table:table-cell office:value-type="float" office:value="349">
            <text:p>349</text:p>
          </table:table-cell>
          <table:table-cell table:number-columns-repeated="1020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SONORA</text:p>
          </table:table-cell>
          <table:table-cell table:number-columns-repeated="2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TABASCO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1020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TAMAULIPAS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table:number-columns-repeated="1020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VERACRUZ</text:p>
          </table:table-cell>
          <table:table-cell office:value-type="float" office:value="385">
            <text:p>385</text:p>
          </table:table-cell>
          <table:table-cell office:value-type="float" office:value="352">
            <text:p>352</text:p>
          </table:table-cell>
          <table:table-cell table:number-columns-repeated="1020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YUCATAN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3/29/2017</text:date>, <text:time>07:1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Rodriguez Beron</meta:initial-creator>
    <meta:creation-date>2017-03-29T07:07:34</meta:creation-date>
    <dc:date>2017-03-29T07:15:02</dc:date>
    <dc:creator>Gabriela Rodriguez Beron</dc:creator>
    <meta:editing-duration>PT7M29S</meta:editing-duration>
    <meta:editing-cycles>2</meta:editing-cycles>
    <meta:generator>OpenOffice/4.1.1$Unix OpenOffice.org_project/411m6$Build-9775</meta:generator>
    <meta:document-statistic meta:table-count="3" meta:cell-count="122" meta:object-count="0"/>
  </office:meta>
</office:document-meta>
</file>